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ucida Grande" svg:font-family="Lucida Grande"/>
    <style:font-face style:name="Times" svg:font-family="Times"/>
  </office:font-face-decls>
  <office:automatic-styles>
    <style:style style:name="Table1" style:family="table">
      <style:table-properties style:width="7.0in" table:align="margins"/>
    </style:style>
    <style:style style:name="P1" style:family="paragraph" style:parent-style-name="Standard">
      <style:text-properties style:font-name="Times" fo:font-size="12.0pt"/>
    </style:style>
    <style:style style:name="P2" style:family="paragraph" style:parent-style-name="Standard">
      <style:paragraph-properties fo:text-align="center"/>
      <style:text-properties style:font-name="Times" fo:font-size="12.0pt"/>
    </style:style>
    <style:style style:name="P3" style:family="paragraph" style:parent-style-name="Standard">
      <style:text-properties style:font-name="Times" fo:font-size="9.0pt"/>
    </style:style>
    <style:style style:name="P4" style:family="paragraph" style:parent-style-name="Standard">
      <style:paragraph-properties fo:margin-bottom="0.0972in" fo:line-height="120%"/>
      <style:text-properties style:font-name="Times" fo:font-size="9.0pt"/>
    </style:style>
    <style:style style:name="P5" style:family="paragraph" style:parent-style-name="Standard">
      <style:paragraph-properties fo:margin-bottom="0.0972in" fo:line-height="120%"/>
      <style:text-properties style:font-name="Times" fo:font-size="12.0pt"/>
    </style:style>
    <style:style style:name="P6" style:family="paragraph" style:parent-style-name="Standard">
      <style:paragraph-properties fo:margin-left="0.5000in" fo:text-indent="-0.5000in" fo:line-height="120%">
        <style:tab-stops>
          <style:tab-stop style:position="0.1528in"/>
          <style:tab-stop style:position="0.5000in"/>
        </style:tab-stops>
      </style:paragraph-properties>
      <style:text-properties style:font-name="Times" fo:font-size="12.0pt"/>
    </style:style>
    <style:style style:name="P7" style:family="paragraph" style:parent-style-name="Standard">
      <style:paragraph-properties fo:margin-bottom="0.0972in" fo:margin-left="0.5000in" fo:text-indent="-0.5000in" fo:line-height="120%">
        <style:tab-stops>
          <style:tab-stop style:position="0.1528in"/>
          <style:tab-stop style:position="0.5000in"/>
        </style:tab-stops>
      </style:paragraph-properties>
      <style:text-properties style:font-name="Times" fo:font-size="12.0pt"/>
    </style:style>
    <style:style style:name="P8" style:family="paragraph" style:parent-style-name="Standard">
      <style:paragraph-properties fo:margin-top="0.0833in" fo:margin-bottom="0.0833in"/>
      <style:text-properties style:font-name="Times" fo:font-size="12.0pt"/>
    </style:style>
    <style:style style:name="T1" style:family="text">
      <style:text-properties fo:font-weight="bold" fo:font-weight-asian="bold" fo:font-weight-complex="bold"/>
    </style:style>
    <style:style style:name="T2" style:family="text">
      <style:text-properties style:font-name="Lucida Grande"/>
    </style:style>
    <style:style style:name="T3" style:family="text">
      <style:text-properties fo:font-style="italic" fo:font-style-asian="italic" fo:font-style-complex="italic"/>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style>
  </office:automatic-styles>
  <office:body>
    <office:text>
      <text:p text:style-name="P1">These articles provides details on that attacks:</text:p>
      <text:p text:style-name="P1"><text:a xlink:type="simple" xlink:href="https://nakedsecurity.sophos.com/2016/10/05/mirai-internet-of-things-malware-from-krebs-ddos-attack-goes-open-source/">Mirai “internet of things” malware from Krebs DDoS attack goes open source</text:a></text:p>
      <text:p text:style-name="P1"><text:a xlink:type="simple" xlink:href="http://resources.infosecinstitute.com/rise-iot-botnet-beyond-mirai-bot/#gref">The Rise of the IoT Botnet: Beyond the Mirai Bot</text:a></text:p>
      <text:p text:style-name="P1"/>
      <text:p text:style-name="P1"/>
      <text:p text:style-name="P1">Possible target:</text:p>
      <text:p text:style-name="P1">DVR: <text:a xlink:type="simple" xlink:href="http://resources.infosecinstitute.com/rise-iot-botnet-beyond-mirai-bot/#gref">DVRs manufactured by the Chinese TVT Digital</text:a></text:p>
      <text:p text:style-name="P1">IP camera:</text:p>
      <text:p text:style-name="P1">NAS: <text:a xlink:type="simple" xlink:href="https://nakedsecurity.sophos.com/2016/09/08/cryptomining-malware-on-nas-servers-is-one-of-them-yours/">Seagate Central Device</text:a></text:p>
      <text:p text:style-name="P1">DSL Modems: </text:p>
      <text:p text:style-name="P1">Printers:</text:p>
      <text:p text:style-name="P1"><text:a xlink:type="simple" xlink:href="https://securelist.com/blog/research/78160/hajime-the-mysterious-evolving-botnet/">A list of vulnerable devices</text:a>: for example</text:p>
      <text:p text:style-name="P1"/>
      <text:p text:style-name="P1">Portal to check devices: shodan</text:p>
      <text:p text:style-name="P1">Web vulnerability scanner: punkcrawler (how does it work?)</text:p>
      <text:p text:style-name="P1"/>
      <text:p text:style-name="P1"/>
      <table:table table:name="Table1" table:style-name="Table1">
        <table:table-column table:style-name="TableColumn1"/>
        <table:table-column table:style-name="TableColumn1"/>
        <table:table-row>
          <table:table-cell table:style-name="TableCell1">
            <text:p text:style-name="P2"><text:span text:style-name="T1">http header “Server” statistics</text:span></text:p>
          </table:table-cell>
        </table:table-row>
        <table:table-row>
          <table:table-cell table:style-name="TableCell1">
            <text:p text:style-name="P2">364</text:p>
          </table:table-cell>
          <table:table-cell table:style-name="TableCell1">
            <text:p text:style-name="P1">Server: uc-httpd 1.0.0</text:p>
          </table:table-cell>
        </table:table-row>
        <table:table-row>
          <table:table-cell table:style-name="TableCell1">
            <text:p text:style-name="P2">43</text:p>
          </table:table-cell>
          <table:table-cell table:style-name="TableCell1">
            <text:p text:style-name="P1">Server: WCY_WEBServer/2.0</text:p>
          </table:table-cell>
        </table:table-row>
        <table:table-row>
          <table:table-cell table:style-name="TableCell1">
            <text:p text:style-name="P2">9</text:p>
          </table:table-cell>
          <table:table-cell table:style-name="TableCell1">
            <text:p text:style-name="P1">Server: Boa/0.94.14rc21</text:p>
          </table:table-cell>
        </table:table-row>
        <table:table-row>
          <table:table-cell table:style-name="TableCell1">
            <text:p text:style-name="P2">I4</text:p>
          </table:table-cell>
          <table:table-cell table:style-name="TableCell1">
            <text:p text:style-name="P1">Server: thttpd/2.25b-lxc 29dec2003</text:p>
          </table:table-cell>
        </table:table-row>
        <table:table-row>
          <table:table-cell table:style-name="TableCell1">
            <text:p text:style-name="P2">3</text:p>
          </table:table-cell>
          <table:table-cell table:style-name="TableCell1">
            <text:p text:style-name="P1">Server: Router Webserver</text:p>
          </table:table-cell>
        </table:table-row>
      </table:table>
      <text:p text:style-name="P1"/>
      <text:p text:style-name="P1"/>
      <text:p text:style-name="P1">Source code: <text:a xlink:type="simple" xlink:href="https://github.com/jgamblin/Mirai-Source-Code/blob/master/mirai/bot/scanner.c">https://github.com/jgamblin/Mirai-Source-Code/blob/master/mirai/bot/scanner.c</text:a></text:p>
      <text:p text:style-name="P1">Source code Analysis: <text:a xlink:type="simple" xlink:href="http://paper.seebug.org/142/">http://paper.seebug.org/142/</text:a></text:p>
      <text:p text:style-name="P1">a list of IP not scanning </text:p>
      <text:p text:style-name="P3"/>
      <table:table table:name="Table2" table:style-name="Table1">
        <table:table-column table:style-name="TableColumn1"/>
        <table:table-row>
          <table:table-cell table:style-name="TableCell1">
            <text:p text:style-name="P3">while (o1 == 127 || // 127.0.0.0/8 - Loopback</text:p>
          </table:table-cell>
        </table:table-row>
      </table:table>
      <table:table table:name="Table3" table:style-name="Table1">
        <table:table-column table:style-name="TableColumn1"/>
        <table:table-row>
          <table:table-cell table:style-name="TableCell1">
            <text:p text:style-name="P3">(o1 == 0) || // 0.0.0.0/8 - Invalid address space</text:p>
          </table:table-cell>
        </table:table-row>
      </table:table>
      <table:table table:name="Table4" table:style-name="Table1">
        <table:table-column table:style-name="TableColumn1"/>
        <table:table-row>
          <table:table-cell table:style-name="TableCell1">
            <text:p text:style-name="P3">(o1 == 3) || // 3.0.0.0/8 - General Electric Company</text:p>
          </table:table-cell>
        </table:table-row>
      </table:table>
      <table:table table:name="Table5" table:style-name="Table1">
        <table:table-column table:style-name="TableColumn1"/>
        <table:table-row>
          <table:table-cell table:style-name="TableCell1">
            <text:p text:style-name="P3">(o1 == 15 || o1 == 16) || // 15.0.0.0/7 - Hewlett-Packard Company</text:p>
          </table:table-cell>
        </table:table-row>
      </table:table>
      <table:table table:name="Table6" table:style-name="Table1">
        <table:table-column table:style-name="TableColumn1"/>
        <table:table-row>
          <table:table-cell table:style-name="TableCell1">
            <text:p text:style-name="P3">(o1 == 56) || // 56.0.0.0/8 - US Postal Service</text:p>
          </table:table-cell>
        </table:table-row>
      </table:table>
      <table:table table:name="Table7" table:style-name="Table1">
        <table:table-column table:style-name="TableColumn1"/>
        <table:table-row>
          <table:table-cell table:style-name="TableCell1">
            <text:p text:style-name="P3">(o1 == 10) || // 10.0.0.0/8 - Internal network</text:p>
          </table:table-cell>
        </table:table-row>
      </table:table>
      <table:table table:name="Table8" table:style-name="Table1">
        <table:table-column table:style-name="TableColumn1"/>
        <table:table-row>
          <table:table-cell table:style-name="TableCell1">
            <text:p text:style-name="P3">(o1 == 192 &amp;&amp; o2 == 168) || // 192.168.0.0/16 - Internal network</text:p>
          </table:table-cell>
        </table:table-row>
      </table:table>
      <table:table table:name="Table9" table:style-name="Table1">
        <table:table-column table:style-name="TableColumn1"/>
        <table:table-row>
          <table:table-cell table:style-name="TableCell1">
            <text:p text:style-name="P3">(o1 == 172 &amp;&amp; o2 &gt;= 16 &amp;&amp; o2 &lt; 32) || // 172.16.0.0/14 - Internal network</text:p>
          </table:table-cell>
        </table:table-row>
      </table:table>
      <table:table table:name="Table10" table:style-name="Table1">
        <table:table-column table:style-name="TableColumn1"/>
        <table:table-row>
          <table:table-cell table:style-name="TableCell1">
            <text:p text:style-name="P3">(o1 == 100 &amp;&amp; o2 &gt;= 64 &amp;&amp; o2 &lt; 127) || // 100.64.0.0/10 - IANA NAT reserved</text:p>
          </table:table-cell>
        </table:table-row>
      </table:table>
      <table:table table:name="Table11" table:style-name="Table1">
        <table:table-column table:style-name="TableColumn1"/>
        <table:table-row>
          <table:table-cell table:style-name="TableCell1">
            <text:p text:style-name="P3">(o1 == 169 &amp;&amp; o2 &gt; 254) || // 169.254.0.0/16 - IANA NAT reserved</text:p>
          </table:table-cell>
        </table:table-row>
      </table:table>
      <table:table table:name="Table12" table:style-name="Table1">
        <table:table-column table:style-name="TableColumn1"/>
        <table:table-row>
          <table:table-cell table:style-name="TableCell1">
            <text:p text:style-name="P3">(o1 == 198 &amp;&amp; o2 &gt;= 18 &amp;&amp; o2 &lt; 20) || // 198.18.0.0/15 - IANA Special use</text:p>
          </table:table-cell>
        </table:table-row>
      </table:table>
      <table:table table:name="Table13" table:style-name="Table1">
        <table:table-column table:style-name="TableColumn1"/>
        <table:table-row>
          <table:table-cell table:style-name="TableCell1">
            <text:p text:style-name="P3">(o1 &gt;= 224) || // 224.*.*.*+ - Multicast</text:p>
          </table:table-cell>
        </table:table-row>
      </table:table>
      <table:table table:name="Table14" table:style-name="Table1">
        <table:table-column table:style-name="TableColumn1"/>
        <table:table-row>
          <table:table-cell table:style-name="TableCell1">
            <text:p text:style-name="P3">(o1 == 6 || o1 == 7 || o1 == 11 || o1 == 21 || o1 == 22 || o1 == 26 || o1 == 28 || o1 == 29 || o1 == 30 || o1 == 33 || o1 == 55 || o1 == 214 || o1 == 215) // Department of Defense</text:p>
          </table:table-cell>
        </table:table-row>
      </table:table>
      <text:p text:style-name="P4">);</text:p>
      <text:p text:style-name="P5">The source code is specifically for telnet, on line 116-117</text:p>
      <table:table table:name="Table15" table:style-name="Table1">
        <table:table-column table:style-name="TableColumn1"/>
        <table:table-row>
          <table:table-cell table:style-name="TableCell1">
            <text:p text:style-name="P3">// Set up TCP header</text:p>
          </table:table-cell>
        </table:table-row>
      </table:table>
      <text:p text:style-name="P4">tcph-&gt;dest = htons(23);</text:p>
      <text:p text:style-name="P5">Attack vectors:</text:p>
      <text:p text:style-name="P5">UDP Attacks</text:p>
      <text:p text:style-name="P5">The bots support a few different forms of attack over the User Datagram Protocol (UDP). The source code <text:a xlink:type="simple" xlink:href="https://github.com/rosgos/Mirai-Source-Code/blob/master/mirai/bot/attack_udp.c"><text:span text:style-name="T1">attack_udp.c</text:span></text:a><text:s/>implements the following attacks to be carried out by an unsuspected IoT (bot) device:</text:p>
      <text:list text:style-name="L1">
        <text:list-item>
          <text:p text:style-name="P6"><text:a xlink:type="simple" xlink:href="http://www.phenoelit.org/irpas/gre.html">Generic Routing Encapsulation</text:a><text:s/>(GRE) Attack</text:p>
        </text:list-item>
        <text:list-item>
          <text:p text:style-name="P6">TSource Query<text:span text:style-name="T2"> </text:span>—<text:span text:style-name="T2"> </text:span><text:a xlink:type="simple" xlink:href="https://www.us-cert.gov/ncas/alerts/TA14-017A">Reflective Denial of Service</text:a><text:s/>(bandwidth amplification)</text:p>
        </text:list-item>
        <text:list-item>
          <text:p text:style-name="P6">DNS Flood via Query of type A record (map hostname to IP address)</text:p>
        </text:list-item>
        <text:list-item>
          <text:p text:style-name="P7">Flooding of random bytes via plain packets</text:p>
        </text:list-item>
      </text:list>
      <text:p text:style-name="P8"><text:span text:style-name="T1">TCP Attacks</text:span></text:p>
      <text:p text:style-name="P5">As with UDP there are several attack types supported via the Transmission Control Protocol (TCP) within <text:a xlink:type="simple" xlink:href="https://github.com/rosgos/Mirai-Source-Code/blob/master/mirai/bot/attack_tcp.c"><text:span text:style-name="T1">attack_tcp.c</text:span></text:a></text:p>
      <text:list text:style-name="L1">
        <text:list-item>
          <text:p text:style-name="P6"><text:a xlink:type="simple" xlink:href="https://en.wikipedia.org/wiki/SYN_flood">SYN Flood</text:a></text:p>
        </text:list-item>
        <text:list-item>
          <text:p text:style-name="P6"><text:a xlink:type="simple" xlink:href="https://www.staminus.net/a-ddos-attack-explained-tcp-ack/">ACK Flood</text:a></text:p>
        </text:list-item>
        <text:list-item>
          <text:p text:style-name="P7"><text:a xlink:type="simple" xlink:href="https://www.staminus.net/a-ddos-attack-explained-psh-flood/">PSH Flood</text:a></text:p>
        </text:list-item>
      </text:list>
      <text:p text:style-name="P8"><text:span text:style-name="T1">HTTP Attacks</text:span></text:p>
      <text:p text:style-name="P5">In addition to the malformed and/or UDP or TCP packet floods, Mirai bots also support DoS over HTTP within the <text:a xlink:type="simple" xlink:href="https://github.com/rosgos/Mirai-Source-Code/blob/master/mirai/bot/attack_app.c"><text:span text:style-name="T1">attack_app.c</text:span></text:a></text:p>
      <text:p text:style-name="P5"/>
      <text:p text:style-name="P5">One reason why so the DVR and IP cameras are vulnerables to attacks is that lots of people try to setup static public ip in dvr, from their phone or else where for the purpose of providing monitoring service to the office/home. For example, <text:a xlink:type="simple" xlink:href="http://www.cctvforum.com/viewtopic.php?f=12&amp;t=45230">this forum link</text:a><text:s/>and <text:a xlink:type="simple" xlink:href="https://www.youtube.com/watch?v=Uy7Z7KL5JRA">this youtube link</text:a>. Therefore, people are all doing portforwading on their home router. </text:p>
      <text:p text:style-name="P5">Vulnerable port, where respective service is given by <text:a xlink:type="simple" xlink:href="https://support.microsoft.com/en-us/help/832017/service-overview-and-network-port-requirements-for-windows">this page</text:a>:</text:p>
      <text:p text:style-name="P5">Windows Mirai: <text:a xlink:type="simple" xlink:href="http://thehackernews.com/2017/02/mirai-iot-botnet-windows.html">22(ssh), 23(Telnet), 135(RPC EPM for WMI service), 445(SMB), 1433(MS SQL Server), 3306(MySQL Server) and 3389(RemoteDesktopProto)</text:a></text:p>
      <text:p text:style-name="P5">Upgraded Mirai for IoT: <text:a xlink:type="simple" xlink:href="https://isc.sans.edu/forums/diary/Port+7547+SOAP+Remote+Code+Execution+Attack+Against+DSL+Modems/21759/">7547</text:a>(Simple Object Access Protocal), 23, and <text:a xlink:type="simple" xlink:href="https://isc.sans.edu/port.html?port=2323">2323</text:a>(3d-nfsd), 5555, <text:a xlink:type="simple" xlink:href="https://isc.sans.org/forums/diary/UPDATED+x1+Mirai+Scanning+for+Port+6789+Looking+for+New+Victims+Now+hitting+tcp23231/21833/">6789/23231(Dahua)</text:a></text:p>
      <text:p text:style-name="P5">This page can view port visiting activities on the internet:</text:p>
      <text:p text:style-name="P5"><text:a xlink:type="simple" xlink:href="https://isc.sans.edu/port.html?port=2323">https://isc.sans.edu/port.html?port=2323</text:a></text:p>
      <text:p text:style-name="P5"><text:a xlink:type="simple" xlink:href="http://scan.netlab.360.com/#/dashboard?tsbeg=1481558400000&amp;tsend=1482163200000&amp;dstport=6789&amp;toplistname=srcip&amp;topn=30&amp;sortby=sum">http://scan.netlab.360.com/#/dashboard?tsbeg=1481558400000&amp;tsend=1482163200000&amp;dstport=6789&amp;toplistname=srcip&amp;topn=30&amp;sortby=sum</text:a></text:p>
      <text:p text:style-name="P5">This page have ddos monitoring data(most are amp flood):</text:p>
      <text:p text:style-name="P5"><text:a xlink:type="simple" xlink:href="https://ddosmon.net/statistic">https://ddosmon.net/statistic</text:a></text:p>
      <text:p text:style-name="P5">This page has mirai scanner and logs for mirais’ variants</text:p>
      <text:p text:style-name="P5"><text:a xlink:type="simple" xlink:href="http://data.netlab.360.com/mirai-scanner/">http://data.netlab.360.com/mirai-scanner/</text:a></text:p>
      <text:p text:style-name="P5">Hacking paper on NAS:</text:p>
      <text:p text:style-name="P5"><text:tab/>Simply using FTP without password needed, is vulnerable by default of some devices, the following link is the detailed report of how it works.</text:p>
      <text:p text:style-name="P5"><text:tab/><text:a xlink:type="simple" xlink:href="https://www.sophos.com/en-us/medialibrary/PDFs/technical%20papers/Cryptomining-malware-on-NAS-servers.pdf?la=en">https://www.sophos.com/en-us/medialibrary/PDFs/technical%20papers/Cryptomining-malware-on-NAS-servers.pdf?la=en</text:a></text:p>
      <text:p text:style-name="P5">One reason why Mirai is so powerful is the CNC is written in cnc, which support over 7 cpu architectures, including amd64, 386, arm arm64, ppc64&amp;ppc64le, mips&amp;mipsle, mips64&amp;mips64le, s390x, where linux based system are generally running on the later 5 candidates. </text:p>
      <text:p text:style-name="P5"/>
      <text:p text:style-name="P5">Variants for Mirai:</text:p>
      <text:p text:style-name="P5">The <text:a xlink:type="simple" xlink:href="https://www.incapsula.com/blog/650gbps-ddos-attack-leet-botnet.html">leet(1337) botnet</text:a><text:s/>and Amnesia botnet.</text:p>
      <text:p text:style-name="P5">There is a Amnesia botnet exploits an unpatched remote code execution vulnerability that was disclosed more than one year ago. </text:p>
      <text:p text:style-name="P5"><text:span text:style-name="T3">Virtual machine evasion techniques are more commonly associated with Microsoft Windows and Google Android malware. Similar to those, Amnesia tries to detect whether it’s running in a VirtualBox, VMware or QEMU based virtual machine, and if it detects those environments it will wipe the virtualized Linux system by deleting all the files in the file system,” continues the analysis. “This affects not only Linux malware analysis sandboxes but also some QEMU based Linux servers on VPS or public cloud.</text:span></text:p>
      <text:p text:style-name="P5">There is a Brickerbot botnet aims to destroys the IoT devices/honeypots. 19K infection attempts and 333 attempts came from a Tor node. It use port 23.</text:p>
      <text:p text:style-name="P5"><text:a xlink:type="simple" xlink:href="https://securelist.com/blog/research/78160/hajime-the-mysterious-evolving-botnet/">Hajime</text:a></text:p>
      <text:p text:style-name="P5">1.TR-069 exploitation; 2.Telnet default password attack; 3.Arris cable modem password of the day attack. The ARRIS password of the day is a remote backdoor known since 200</text:p>
      <text:p text:style-name="P5">TR-069 allows ISPs to manage modems remotely. TCP port 7547 has been assigned to this protocol, but some devices appear to use port 5555 instead. The kasperskylab used DHT p2p network to track to attacked dev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7</meta:generator>
  </office:meta>
</office:document-meta>
</file>